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Assembly.getComponentGBean( String compName , Artifact artifa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iceAssembly.do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Assembly.undeployS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iceAssembly.getG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.do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.ServiceAssembly( String name , Container container , URL configurationBaseUrl , List &lt; ServiceUnitReference &gt; serviceUnitReferences , Kernel kern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iceAssembly.undeploy( ServiceUnitReference refere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iceAssembly.do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Assembly.getRoo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